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2.75cm" fo:min-width="8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3.47cm" fo:min-width="6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906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1cm" fo:wrap-option="no-wrap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7.656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55cm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5.3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3cm"/>
    </style:style>
    <style:style style:name="gr14" style:family="graphic" style:parent-style-name="standard">
      <style:graphic-properties draw:textarea-vertical-align="middle" draw:auto-grow-height="false" fo:min-height="4.07cm" fo:min-width="6.301cm"/>
    </style:style>
    <style:style style:name="gr15" style:family="graphic" style:parent-style-name="standard">
      <style:graphic-properties draw:textarea-vertical-align="middle" draw:auto-grow-height="false" fo:min-height="4.75cm" fo:min-width="6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7" style:family="graphic" style:parent-style-name="Objeto_20_sem_20_preenchimento_20_nem_20_linha">
      <style:graphic-properties draw:textarea-vertical-align="middle" draw:ole-draw-aspect="1"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3.79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3.286cm"/>
    </style:style>
    <style:style style:name="co1" style:family="table-column">
      <style:table-column-properties style:column-width="3.431cm" style:use-optimal-column-width="false"/>
    </style:style>
    <style:style style:name="co2" style:family="table-column">
      <style:table-column-properties style:column-width="3.484cm" style:use-optimal-column-width="false"/>
    </style:style>
    <style:style style:name="co3" style:family="table-column">
      <style:table-column-properties style:column-width="3.208cm" style:use-optimal-column-width="false"/>
    </style:style>
    <style:style style:name="co4" style:family="table-column">
      <style:table-column-properties style:column-width="5.766cm" style:use-optimal-column-width="false"/>
    </style:style>
    <style:style style:name="co5" style:family="table-column">
      <style:table-column-properties style:column-width="3.209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3.52cm" style:use-optimal-column-width="false"/>
    </style:style>
    <style:style style:name="co8" style:family="table-column">
      <style:table-column-properties style:column-width="4.999cm" style:use-optimal-column-width="false"/>
    </style:style>
    <style:style style:name="co9" style:family="table-column">
      <style:table-column-properties style:column-width="3.95cm" style:use-optimal-column-width="false"/>
    </style:style>
    <style:style style:name="co10" style:family="table-column">
      <style:table-column-properties style:column-width="3.051cm" style:use-optimal-column-width="false"/>
    </style:style>
    <style:style style:name="co11" style:family="table-column">
      <style:table-column-properties style:column-width="4.977cm" style:use-optimal-column-width="false"/>
    </style:style>
    <style:style style:name="co12" style:family="table-column">
      <style:table-column-properties style:column-width="3.733cm" style:use-optimal-column-width="false"/>
    </style:style>
    <style:style style:name="co13" style:family="table-column">
      <style:table-column-properties style:column-width="2.986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76cm"/>
    </style:style>
    <style:style style:name="ro5" style:family="table-row">
      <style:table-row-properties style:row-height="0.978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 style:text-autospace="none"/>
      <style:text-properties fo:color="#ff0000" fo:font-weight="bold" style:font-weight-asian="bold" style:font-weight-complex="bold"/>
    </style:style>
    <style:style style:name="ce3" style:family="table-cell">
      <loext:graphic-properties style:repeat="repeat"/>
      <style:paragraph-properties style:text-autospace="none"/>
      <style:text-properties fo:color="#ff0000"/>
    </style:style>
    <style:style style:name="ce4" style:family="table-cell">
      <loext:graphic-properties style:repeat="repeat"/>
      <style:paragraph-properties fo:text-align="end" style:text-autospace="none"/>
      <style:text-properties fo:color="#ff0000"/>
    </style:style>
    <style:style style:name="ce5" style:family="table-cell">
      <loext:graphic-properties style:repeat="repeat"/>
      <style:text-properties style:use-window-font-color="true"/>
    </style:style>
    <style:style style:name="ce6" style:family="table-cell">
      <loext:graphic-properties style:repeat="repeat"/>
      <style:text-properties fo:color="#ff0000"/>
    </style:style>
    <style:style style:name="ce7" style:family="table-cell">
      <loext:graphic-properties style:repeat="repeat"/>
      <style:paragraph-properties fo:text-align="center" style:text-autospace="none"/>
      <style:text-properties style:use-window-font-color="true" fo:font-weight="bold" style:font-weight-asian="bold" style:font-weight-complex="bold"/>
    </style:style>
    <style:style style:name="ce8" style:family="table-cell">
      <loext:graphic-properties style:repeat="repeat"/>
      <style:paragraph-properties style:text-autospace="none"/>
      <style:text-properties style:use-window-font-color="true"/>
    </style:style>
    <style:style style:name="ce9" style:family="table-cell">
      <loext:graphic-properties style:repeat="repeat"/>
      <style:paragraph-properties fo:text-align="end" style:text-autospace="none"/>
      <style:text-properties style:use-window-font-color="true"/>
    </style:style>
    <style:style style:name="ce10" style:family="table-cell">
      <loext:graphic-properties style:repeat="repeat"/>
      <style:paragraph-properties fo:text-align="center" style:text-autospace="none"/>
      <style:text-properties fo:color="#ff0000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ff00" fo:font-size="22pt" style:font-size-asian="22pt" style:font-size-complex="22pt"/>
    </style:style>
    <style:style style:name="P10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ff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color="#ff0000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ffff00" fo:font-size="22pt" style:font-size-asian="22pt" style:font-size-complex="22pt"/>
    </style:style>
    <style:style style:name="T9" style:family="text">
      <style:text-properties fo:color="#ff0000" fo:font-size="22pt" style:font-size-asian="22pt" style:font-size-complex="22pt"/>
    </style:style>
    <style:style style:name="T10" style:family="text">
      <style:text-properties style:font-name="Liberation Sans1" fo:font-size="44pt" style:font-name-asian="Liberation Sans1" style:font-size-asian="44pt" style:font-name-complex="Liberation Sans1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spread()</text:span></text:p>
          </draw:text-box>
        </draw:frame>
        <draw:frame presentation:style-name="pr2" draw:text-style-name="P3" draw:layer="layout" svg:width="25.199cm" svg:height="3.799cm" svg:x="1.4cm" svg:y="4.658cm" presentation:class="subtitle" presentation:user-transformed="true">
          <draw:text-box>
            <text:p text:style-name="P2">Como seria transformar o seguinte dataframe num formato limpo de 3 variáveis em colunas, como: Estado, Mulheres e Homens?</text:p>
          </draw:text-box>
        </draw:frame>
        <draw:frame draw:style-name="standard" draw:layer="layout" svg:width="10.122cm" svg:height="4.199cm" svg:x="17cm" svg:y="13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4"><text:span text:style-name="T2">Mulheres</text:span></text:p>
              </table:table-cell>
              <table:table-cell>
                <text:p text:style-name="P4"><text:span text:style-name="T2">Homen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  <table:table-cell>
                <text:p text:style-name="P4"><text:span text:style-name="T2">?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5" draw:layer="layout" svg:width="9cm" svg:height="3cm" svg:x="7.255cm" svg:y="15.42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2.492cm" svg:height="6.803cm" svg:x="0.961cm" svg:y="8.54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enero</text:p>
              </table:table-cell>
              <table:table-cell>
                <text:p text:style-name="P6">População</text:p>
              </table:table-cell>
            </table:table-row>
            <table:table-row table:style-name="ro2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6">Mulheres</text:p>
              </table:table-cell>
              <table:table-cell>
                <text:p text:style-name="P7">8543687</text:p>
              </table:table-cell>
            </table:table-row>
            <table:table-row table:style-name="ro2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6">Homens</text:p>
              </table:table-cell>
              <table:table-cell>
                <text:p text:style-name="P7">8346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Mulheres</text:p>
              </table:table-cell>
              <table:table-cell>
                <text:p text:style-name="P7">5753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gather()</text:span></text:p>
          </draw:text-box>
        </draw:frame>
        <draw:frame presentation:style-name="pr4" draw:text-style-name="P3" draw:layer="layout" svg:width="25.199cm" svg:height="3.286cm" svg:x="1.4cm" svg:y="4.914cm" presentation:class="subtitle" presentation:user-transformed="true">
          <draw:text-box>
            <text:p text:style-name="P2">1- criar as colunas...</text:p>
          </draw:text-box>
        </draw:frame>
        <draw:custom-shape draw:style-name="gr1" draw:text-style-name="P5" draw:layer="layout" svg:width="9cm" svg:height="3cm" svg:x="7.4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2.494cm" svg:height="6.805cm" svg:x="2.084cm" svg:y="7.8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enero</text:p>
              </table:table-cell>
              <table:table-cell>
                <text:p text:style-name="P6">População</text:p>
              </table:table-cell>
            </table:table-row>
            <table:table-row table:style-name="ro2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6">Mulheres</text:p>
              </table:table-cell>
              <table:table-cell>
                <text:p text:style-name="P7">8543687</text:p>
              </table:table-cell>
            </table:table-row>
            <table:table-row table:style-name="ro2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6">Homens</text:p>
              </table:table-cell>
              <table:table-cell>
                <text:p text:style-name="P7">8346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Mulheres</text:p>
              </table:table-cell>
              <table:table-cell>
                <text:p text:style-name="P7">5753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122cm" svg:height="1.049cm" svg:x="17.001cm" svg:y="13.8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4"><text:span text:style-name="T3">Estado</text:span></text:p>
              </table:table-cell>
              <table:table-cell>
                <text:p text:style-name="P4"><text:span text:style-name="T3">Mulheres</text:span></text:p>
              </table:table-cell>
              <table:table-cell>
                <text:p text:style-name="P4"><text:span text:style-name="T3">Homen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gather()</text:span></text:p>
          </draw:text-box>
        </draw:frame>
        <draw:frame presentation:style-name="pr4" draw:text-style-name="P3" draw:layer="layout" svg:width="25.199cm" svg:height="3.286cm" svg:x="1.4cm" svg:y="4.914cm" presentation:class="subtitle" presentation:user-transformed="true">
          <draw:text-box>
            <text:p text:style-name="P2"><text:span text:style-name="T4">2- <text:s/>passar os valores acorde o gênero</text:span></text:p>
          </draw:text-box>
        </draw:frame>
        <draw:custom-shape draw:style-name="gr1" draw:text-style-name="P5" draw:layer="layout" svg:width="9cm" svg:height="3cm" svg:x="7.4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2.494cm" svg:height="6.805cm" svg:x="2.084cm" svg:y="7.8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ênero</text:p>
              </table:table-cell>
              <table:table-cell>
                <text:p text:style-name="P6">População</text:p>
              </table:table-cell>
            </table:table-row>
            <table:table-row table:style-name="ro2">
              <table:table-cell table:style-name="ce2">
                <text:p text:style-name="P4"><text:span text:style-name="T3">Rio de Janeiro</text:span></text:p>
              </table:table-cell>
              <table:table-cell table:style-name="ce3">
                <text:p text:style-name="P6"><text:span text:style-name="T5">Mulheres</text:span></text:p>
              </table:table-cell>
              <table:table-cell table:style-name="ce4">
                <text:p text:style-name="P7"><text:span text:style-name="T5">8543687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6">Homens</text:p>
              </table:table-cell>
              <table:table-cell>
                <text:p text:style-name="P7">8346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Mulheres</text:p>
              </table:table-cell>
              <table:table-cell>
                <text:p text:style-name="P7">5753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999cm" svg:height="3.887cm" svg:x="15.635cm" svg:y="14.14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 table:style-name="ce5">
                <text:p text:style-name="P4"><text:span text:style-name="T6">Estado</text:span></text:p>
              </table:table-cell>
              <table:table-cell>
                <text:p text:style-name="P6"><text:span text:style-name="T5">Mulheres</text:span> </text:p>
              </table:table-cell>
              <table:table-cell>
                <text:p text:style-name="P6">Homens</text:p>
              </table:table-cell>
            </table:table-row>
            <table:table-row table:style-name="ro2" table:default-cell-style-name="ce6">
              <table:table-cell>
                <text:p text:style-name="P4"><text:span text:style-name="T3">Rio de Janeiro</text:span></text:p>
              </table:table-cell>
              <table:table-cell>
                <text:p text:style-name="P7"><text:span text:style-name="T5">8543687</text:span></text:p>
              </table:table-cell>
              <table:table-cell table:style-name="ce1"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gather()</text:span></text:p>
          </draw:text-box>
        </draw:frame>
        <draw:frame presentation:style-name="pr4" draw:text-style-name="P3" draw:layer="layout" svg:width="25.199cm" svg:height="3.286cm" svg:x="1.4cm" svg:y="4.914cm" presentation:class="subtitle" presentation:user-transformed="true">
          <draw:text-box>
            <text:p text:style-name="P2"><text:span text:style-name="T4">2- <text:s/>passar os valores acorde o gênero</text:span></text:p>
          </draw:text-box>
        </draw:frame>
        <draw:custom-shape draw:style-name="gr1" draw:text-style-name="P5" draw:layer="layout" svg:width="9cm" svg:height="3cm" svg:x="7.4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2.494cm" svg:height="6.805cm" svg:x="2.084cm" svg:y="7.8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ênero</text:p>
              </table:table-cell>
              <table:table-cell>
                <text:p text:style-name="P6">População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Mulheres</text:span></text:p>
              </table:table-cell>
              <table:table-cell table:style-name="ce9">
                <text:p text:style-name="P7"><text:span text:style-name="T7">8543687</text:span></text:p>
              </table:table-cell>
            </table:table-row>
            <table:table-row table:style-name="ro2" table:default-cell-style-name="ce6">
              <table:table-cell>
                <text:p text:style-name="P4"><text:span text:style-name="T3">Rio de Janeiro</text:span></text:p>
              </table:table-cell>
              <table:table-cell>
                <text:p text:style-name="P6"><text:span text:style-name="T5">Homens</text:span></text:p>
              </table:table-cell>
              <table:table-cell>
                <text:p text:style-name="P7"><text:span text:style-name="T5">83468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Mulheres</text:p>
              </table:table-cell>
              <table:table-cell>
                <text:p text:style-name="P7">5753871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1.999cm" svg:height="3.887cm" svg:x="15.635cm" svg:y="14.14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2" table:default-cell-style-name="ce5">
              <table:table-cell>
                <text:p text:style-name="P4"><text:span text:style-name="T6">Estado</text:span></text:p>
              </table:table-cell>
              <table:table-cell>
                <text:p text:style-name="P6"><text:span text:style-name="T7">Mulheres </text:span></text:p>
              </table:table-cell>
              <table:table-cell table:style-name="ce6">
                <text:p text:style-name="P6"><text:span text:style-name="T5">Homens</text:span></text:p>
              </table:table-cell>
            </table:table-row>
            <table:table-row table:style-name="ro2">
              <table:table-cell table:style-name="ce6">
                <text:p text:style-name="P4"><text:span text:style-name="T3">Rio de Janeiro</text:span></text:p>
              </table:table-cell>
              <table:table-cell table:style-name="ce5">
                <text:p text:style-name="P7"><text:span text:style-name="T7">8543687</text:span></text:p>
              </table:table-cell>
              <table:table-cell table:style-name="ce1">
                <text:p text:style-name="P7"><text:span text:style-name="T5">8346871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gather()</text:span></text:p>
          </draw:text-box>
        </draw:frame>
        <draw:frame presentation:style-name="pr4" draw:text-style-name="P3" draw:layer="layout" svg:width="25.199cm" svg:height="3.286cm" svg:x="1.4cm" svg:y="4.914cm" presentation:class="subtitle" presentation:user-transformed="true">
          <draw:text-box>
            <text:p text:style-name="P2"><text:span text:style-name="T4">2- <text:s/>passar os valores acorde o gênero</text:span></text:p>
          </draw:text-box>
        </draw:frame>
        <draw:custom-shape draw:style-name="gr1" draw:text-style-name="P5" draw:layer="layout" svg:width="9cm" svg:height="3cm" svg:x="7.4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standard" draw:layer="layout" svg:width="12.494cm" svg:height="6.805cm" svg:x="2.084cm" svg:y="7.8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ênero</text:p>
              </table:table-cell>
              <table:table-cell>
                <text:p text:style-name="P6">População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Mulheres</text:span></text:p>
              </table:table-cell>
              <table:table-cell table:style-name="ce9">
                <text:p text:style-name="P7"><text:span text:style-name="T7">8543687</text:span>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Homens</text:span></text:p>
              </table:table-cell>
              <table:table-cell table:style-name="ce9">
                <text:p text:style-name="P7"><text:span text:style-name="T7">8346871</text:span></text:p>
              </table:table-cell>
            </table:table-row>
            <table:table-row table:style-name="ro2">
              <table:table-cell table:style-name="ce6">
                <text:p text:style-name="P4"><text:span text:style-name="T3">Curitiba</text:span></text:p>
              </table:table-cell>
              <table:table-cell table:style-name="ce3">
                <text:p text:style-name="P6"><text:span text:style-name="T5">Mulheres</text:span></text:p>
              </table:table-cell>
              <table:table-cell table:style-name="ce4">
                <text:p text:style-name="P7"><text:span text:style-name="T5">57538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999cm" svg:height="3.887cm" svg:x="15.635cm" svg:y="14.14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2">
              <table:table-cell table:style-name="ce7">
                <text:p text:style-name="P4"><text:span text:style-name="T6">Estado</text:span></text:p>
              </table:table-cell>
              <table:table-cell table:style-name="ce10">
                <text:p text:style-name="P4"><text:span text:style-name="T5">Mulheres </text:span></text:p>
              </table:table-cell>
              <table:table-cell table:style-name="ce8">
                <text:p text:style-name="P6"><text:span text:style-name="T7">Homens</text:span></text:p>
              </table:table-cell>
            </table:table-row>
            <table:table-row table:style-name="ro2" table:default-cell-style-name="ce9">
              <table:table-cell table:style-name="ce7">
                <text:p text:style-name="P4"><text:span text:style-name="T6">Rio de Janeiro</text:span></text:p>
              </table:table-cell>
              <table:table-cell>
                <text:p text:style-name="P7"><text:span text:style-name="T7">8543687</text:span></text:p>
              </table:table-cell>
              <table:table-cell>
                <text:p text:style-name="P7"><text:span text:style-name="T7">83468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5">Curitiba</text:span></text:p>
              </table:table-cell>
              <table:table-cell table:style-name="ce6">
                <text:p text:style-name="P7"><text:span text:style-name="T5">5753871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3" draw:text-style-name="P5" draw:layer="layout" svg:width="6.8cm" svg:height="3.719cm" svg:x="13.8cm" svg:y="3.681cm">
          <text:p/>
          <draw:enhanced-geometry svg:viewBox="0 0 21600 21600" draw:text-areas="0 0 21600 21600" draw:type="circular-arrow" draw:modifiers="177.97937575693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→ spread()</text:span></text:p>
          </draw:text-box>
        </draw:frame>
        <draw:frame draw:style-name="gr4" draw:text-style-name="P9" draw:layer="layout" svg:width="3.393cm" svg:height="1.119cm" svg:x="15.607cm" svg:y="3.681cm">
          <draw:text-box>
            <text:p><text:span text:style-name="T8">spread()</text:span></text:p>
          </draw:text-box>
        </draw:frame>
        <draw:frame draw:style-name="gr5" draw:text-style-name="P10" draw:layer="layout" svg:width="2.576cm" svg:height="1.119cm" svg:x="8.487cm" svg:y="4.281cm">
          <draw:text-box>
            <text:p><text:span text:style-name="T9">chave</text:span></text:p>
          </draw:text-box>
        </draw:frame>
        <draw:frame draw:style-name="gr6" draw:text-style-name="P11" draw:layer="layout" svg:width="2.2cm" svg:height="0.962cm" svg:x="11.8cm" svg:y="4.438cm">
          <draw:text-box>
            <text:p><text:span text:style-name="T5">valor</text:span></text:p>
          </draw:text-box>
        </draw:frame>
        <draw:frame draw:style-name="gr7" draw:text-style-name="P12" draw:layer="layout" svg:width="18.406cm" svg:height="4.517cm" svg:x="2cm" svg:y="13.6cm">
          <draw:text-box>
            <text:p xml:id="id1" text:id="id1">Cria multiples colunas a partir de duas:</text:p>
            <text:p xml:id="id2" text:id="id2"><text:tab/>- cada valor de chave vira uma coluna, e</text:p>
            <text:p xml:id="id3" text:id="id3"><text:tab/>- cada valor na coluna “valor” vira célula nas novas colunas</text:p>
            <text:p/>
            <text:p xml:id="id4" text:id="id4">Sintaxis:</text:p>
            <text:p xml:id="id5" text:id="id5"><text:s text:c="16"/>spread (df, <text:s text:c="2"/>“Gênero”, <text:s text:c="2"/>“População”)</text:p>
          </draw:text-box>
        </draw:frame>
        <draw:custom-shape draw:style-name="gr8" draw:text-style-name="P5" xml:id="id6" draw:id="id6" draw:layer="layout" svg:width="3.6cm" svg:height="1.8cm" svg:x="1.6cm" svg:y="18.874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-13544.2377117467 32933.7034980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3" draw:layer="layout" svg:width="3.8cm" svg:height="1.674cm" svg:x="1.6cm" svg:y="19cm">
          <draw:text-box>
            <text:p xml:id="id7" text:id="id7">Dataframe </text:p>
            <text:p xml:id="id8" text:id="id8">a modificar</text:p>
          </draw:text-box>
        </draw:frame>
        <draw:custom-shape draw:style-name="gr10" draw:text-style-name="P5" xml:id="id9" draw:id="id9" draw:layer="layout" svg:width="8.156cm" svg:height="1.8cm" svg:x="6.4cm" svg:y="18.873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13197.7933063626 33425.4303164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2" draw:layer="layout" svg:width="8.355cm" svg:height="1.673cm" svg:x="6.201cm" svg:y="19cm">
          <draw:text-box>
            <text:p xml:id="id10" text:id="id10">Coluna com as chaves para</text:p>
            <text:p><text:s/>formar novas colunas</text:p>
          </draw:text-box>
        </draw:frame>
        <draw:custom-shape draw:style-name="gr12" draw:text-style-name="P5" xml:id="id11" draw:id="id11" draw:layer="layout" svg:width="5.8cm" svg:height="1.8cm" svg:x="15.4cm" svg:y="18.73cm">
          <text:p/>
          <draw:enhanced-geometry svg:viewBox="0 0 21600 21600" draw:mirror-vertical="true" draw:mirror-horizontal="true" draw:glue-points="10800 0 0 10800 10800 21600 21600 10800 ?f40 ?f41" draw:text-areas="0 0 21600 21600" draw:type="rectangular-callout" draw:modifiers="26745.8714014825 30858.856191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2" draw:layer="layout" svg:width="5.603cm" svg:height="1.673cm" svg:x="15.797cm" svg:y="18.857cm">
          <draw:text-box>
            <text:p xml:id="id12" text:id="id12">Coluna de valores</text:p>
            <text:p><text:s text:c="6"/>a distribuir</text:p>
          </draw:text-box>
        </draw:frame>
        <draw:frame draw:style-name="standard" draw:layer="layout" svg:width="12.494cm" svg:height="6.805cm" svg:x="1.905cm" svg:y="5.6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ênero</text:p>
              </table:table-cell>
              <table:table-cell>
                <text:p text:style-name="P6">População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Mulheres</text:span></text:p>
              </table:table-cell>
              <table:table-cell table:style-name="ce9">
                <text:p text:style-name="P7"><text:span text:style-name="T7">8543687</text:span>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Homens</text:span></text:p>
              </table:table-cell>
              <table:table-cell table:style-name="ce9">
                <text:p text:style-name="P7"><text:span text:style-name="T7">8346871</text:span></text:p>
              </table:table-cell>
            </table:table-row>
            <table:table-row table:style-name="ro2">
              <table:table-cell table:style-name="ce6">
                <text:p text:style-name="P4"><text:span text:style-name="T3">Curitiba</text:span></text:p>
              </table:table-cell>
              <table:table-cell table:style-name="ce3">
                <text:p text:style-name="P6"><text:span text:style-name="T5">Mulheres</text:span></text:p>
              </table:table-cell>
              <table:table-cell table:style-name="ce4">
                <text:p text:style-name="P7"><text:span text:style-name="T5">57538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695cm" svg:height="3.905cm" svg:x="15.751cm" svg:y="7.1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4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Mulheres </text:p>
              </table:table-cell>
              <table:table-cell>
                <text:p text:style-name="P6">Homens</text:p>
              </table:table-cell>
            </table:table-row>
            <table:table-row table:style-name="ro4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7">8543687</text:p>
              </table:table-cell>
              <table:table-cell>
                <text:p text:style-name="P7">8346871</text:p>
              </table:table-cell>
            </table:table-row>
            <table:table-row table:style-name="ro4" table:default-cell-style-name="ce1">
              <table:table-cell>
                <text:p text:style-name="P4"><text:span text:style-name="T2">Paraná</text:span></text:p>
              </table:table-cell>
              <table:table-cell>
                <text:p text:style-name="P7">5753871</text:p>
              </table:table-cell>
              <table:table-cell>
                <text:p text:style-name="P7">4996435</text:p>
              </table:table-cell>
            </table:table-row>
            <table:table-row table:style-name="ro5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7">2986345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4" draw:text-style-name="P5" draw:layer="layout" svg:width="6.8cm" svg:height="4.319cm" svg:x="12.6cm" svg:y="5cm">
          <text:p/>
          <draw:enhanced-geometry svg:viewBox="0 0 21600 21600" draw:text-areas="0 0 21600 21600" draw:type="circular-arrow" draw:modifiers="177.97937575693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Tidyverse::Tidyr <text:s/></text:span><text:span text:style-name="T1"><text:line-break/></text:span><text:span text:style-name="T1">gather() </text:span><text:span text:style-name="T10">↔</text:span><text:span text:style-name="T1"> spread()</text:span></text:p>
          </draw:text-box>
        </draw:frame>
        <draw:frame draw:style-name="gr4" draw:text-style-name="P9" draw:layer="layout" svg:width="3.393cm" svg:height="1.119cm" svg:x="14.407cm" svg:y="5cm">
          <draw:text-box>
            <text:p><text:span text:style-name="T8">spread()</text:span></text:p>
          </draw:text-box>
        </draw:frame>
        <draw:frame draw:style-name="standard" draw:layer="layout" svg:width="12.494cm" svg:height="6.805cm" svg:x="1.986cm" svg:y="7.28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2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Gênero</text:p>
              </table:table-cell>
              <table:table-cell>
                <text:p text:style-name="P6">População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Mulheres</text:span></text:p>
              </table:table-cell>
              <table:table-cell table:style-name="ce9">
                <text:p text:style-name="P7"><text:span text:style-name="T7">8543687</text:span></text:p>
              </table:table-cell>
            </table:table-row>
            <table:table-row table:style-name="ro2">
              <table:table-cell table:style-name="ce7">
                <text:p text:style-name="P4"><text:span text:style-name="T6">Rio de Janeiro</text:span></text:p>
              </table:table-cell>
              <table:table-cell table:style-name="ce8">
                <text:p text:style-name="P6"><text:span text:style-name="T7">Homens</text:span></text:p>
              </table:table-cell>
              <table:table-cell table:style-name="ce9">
                <text:p text:style-name="P7"><text:span text:style-name="T7">8346871</text:span></text:p>
              </table:table-cell>
            </table:table-row>
            <table:table-row table:style-name="ro2">
              <table:table-cell table:style-name="ce6">
                <text:p text:style-name="P4"><text:span text:style-name="T3">Curitiba</text:span></text:p>
              </table:table-cell>
              <table:table-cell table:style-name="ce3">
                <text:p text:style-name="P6"><text:span text:style-name="T5">Mulheres</text:span></text:p>
              </table:table-cell>
              <table:table-cell table:style-name="ce4">
                <text:p text:style-name="P7"><text:span text:style-name="T5">57538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Curitiba</text:span></text:p>
              </table:table-cell>
              <table:table-cell>
                <text:p text:style-name="P6">Homens</text:p>
              </table:table-cell>
              <table:table-cell>
                <text:p text:style-name="P7">4996435</text:p>
              </table:table-cell>
            </table:table-row>
            <table:table-row table:style-name="ro2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Mulheres</text:p>
              </table:table-cell>
              <table:table-cell>
                <text:p text:style-name="P7">2986345</text:p>
              </table:table-cell>
            </table:table-row>
            <table:table-row table:style-name="ro3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6">Homens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695cm" svg:height="3.905cm" svg:x="15.961cm" svg:y="9.196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4" table:default-cell-style-name="ce1">
              <table:table-cell>
                <text:p text:style-name="P4"><text:span text:style-name="T2">Estado</text:span></text:p>
              </table:table-cell>
              <table:table-cell>
                <text:p text:style-name="P6">Mulheres </text:p>
              </table:table-cell>
              <table:table-cell>
                <text:p text:style-name="P6">Homens</text:p>
              </table:table-cell>
            </table:table-row>
            <table:table-row table:style-name="ro4" table:default-cell-style-name="ce1">
              <table:table-cell>
                <text:p text:style-name="P4"><text:span text:style-name="T2">Rio de Janeiro</text:span></text:p>
              </table:table-cell>
              <table:table-cell>
                <text:p text:style-name="P7">8543687</text:p>
              </table:table-cell>
              <table:table-cell>
                <text:p text:style-name="P7">8346871</text:p>
              </table:table-cell>
            </table:table-row>
            <table:table-row table:style-name="ro4" table:default-cell-style-name="ce1">
              <table:table-cell>
                <text:p text:style-name="P4"><text:span text:style-name="T2">Paraná</text:span></text:p>
              </table:table-cell>
              <table:table-cell>
                <text:p text:style-name="P7">5753871</text:p>
              </table:table-cell>
              <table:table-cell>
                <text:p text:style-name="P7">4996435</text:p>
              </table:table-cell>
            </table:table-row>
            <table:table-row table:style-name="ro5" table:default-cell-style-name="ce1">
              <table:table-cell>
                <text:p text:style-name="P4"><text:span text:style-name="T2">Goiás</text:span></text:p>
              </table:table-cell>
              <table:table-cell>
                <text:p text:style-name="P7">2986345</text:p>
              </table:table-cell>
              <table:table-cell>
                <text:p text:style-name="P7">2995632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5" draw:text-style-name="P5" draw:layer="layout" svg:width="6.8cm" svg:height="5cm" svg:x="12.6cm" svg:y="13.2cm">
          <text:p/>
          <draw:enhanced-geometry svg:viewBox="0 0 21600 21600" draw:mirror-vertical="true" draw:mirror-horizontal="true" draw:text-areas="0 0 21600 21600" draw:type="circular-arrow" draw:modifiers="174.22438329855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9" draw:layer="layout" svg:width="3.22cm" svg:height="1.119cm" svg:x="14.6cm" svg:y="16.881cm">
          <draw:text-box>
            <text:p><text:span text:style-name="T8">gather()</text:span></text:p>
          </draw:text-box>
        </draw:frame>
        <draw:frame draw:style-name="gr17" draw:text-style-name="P5" draw:layer="layout" svg:width="1.999cm" svg:height="0.999cm" svg:x="13.018cm" svg:y="9.9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mberto </meta:initial-creator>
    <meta:creation-date>2017-06-13T07:48:32.220000000</meta:creation-date>
    <dc:date>2017-06-13T09:36:20.495000000</dc:date>
    <dc:creator>Humberto </dc:creator>
    <meta:editing-duration>PT43M39S</meta:editing-duration>
    <meta:editing-cycles>5</meta:editing-cycles>
    <meta:generator>LibreOffice/4.4.5.2$Windows_x86 LibreOffice_project/a22f674fd25a3b6f45bdebf25400ed2adff0ff99</meta:generator>
    <meta:document-statistic meta:object-count="82"/>
  </office:meta>
</office:document-meta>
</file>

<file path=Object 1/content.xml><?xml version="1.0" encoding="utf-8"?>
<math xmlns="http://www.w3.org/1998/Math/MathML" display="block"/>
</file>